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dbf99" officeooo:paragraph-rsid="000dbf99"/>
    </style:style>
    <style:style style:name="P2" style:family="paragraph" style:parent-style-name="Standard">
      <style:paragraph-properties fo:text-align="center" style:justify-single-word="false"/>
      <style:text-properties style:font-name="Liberation Serif1" fo:font-size="12pt" officeooo:rsid="000dbf99" officeooo:paragraph-rsid="000dbf99" style:font-size-asian="12pt" style:font-size-complex="12pt"/>
    </style:style>
    <style:style style:name="P3" style:family="paragraph" style:parent-style-name="Standard">
      <style:text-properties officeooo:rsid="000dbf99"/>
    </style:style>
    <style:style style:name="P4" style:family="paragraph" style:parent-style-name="Standard">
      <style:text-properties officeooo:rsid="000dbf99" officeooo:paragraph-rsid="000dbf99"/>
    </style:style>
    <style:style style:name="P5" style:family="paragraph" style:parent-style-name="Standard">
      <style:text-properties officeooo:rsid="000f2363" officeooo:paragraph-rsid="000f2363"/>
    </style:style>
    <style:style style:name="P6" style:family="paragraph" style:parent-style-name="Standard">
      <style:text-properties fo:color="#006600" style:font-name="Liberation Serif1" fo:font-size="12pt" style:font-size-asian="12pt" style:font-size-complex="12pt"/>
    </style:style>
    <style:style style:name="P7" style:family="paragraph" style:parent-style-name="Standard">
      <style:text-properties fo:color="#006600" style:font-name="Liberation Serif1" fo:font-size="12pt" officeooo:paragraph-rsid="000dbf99" style:font-size-asian="12pt" style:font-size-complex="12pt"/>
    </style:style>
    <style:style style:name="P8" style:family="paragraph" style:parent-style-name="Standard">
      <style:text-properties fo:color="#006600" style:font-name="Liberation Serif1" fo:font-size="12pt" officeooo:rsid="000dbf99" officeooo:paragraph-rsid="000dbf99" style:font-size-asian="12pt" style:font-size-complex="12pt"/>
    </style:style>
    <style:style style:name="P9" style:family="paragraph" style:parent-style-name="Standard">
      <style:text-properties fo:color="#006600" style:font-name="Liberation Serif1" fo:font-size="12pt" officeooo:rsid="000f2363" officeooo:paragraph-rsid="000dbf99" style:font-size-asian="12pt" style:font-size-complex="12pt"/>
    </style:style>
    <style:style style:name="P10" style:family="paragraph" style:parent-style-name="Standard">
      <style:text-properties fo:font-size="15pt" officeooo:rsid="000f2363" officeooo:paragraph-rsid="000f2363" style:font-size-asian="15pt" style:font-size-complex="15pt"/>
    </style:style>
    <style:style style:name="P11" style:family="paragraph" style:parent-style-name="Standard">
      <style:text-properties fo:font-size="15pt" officeooo:rsid="001007a1" officeooo:paragraph-rsid="001007a1" style:font-size-asian="15pt" style:font-size-complex="15pt"/>
    </style:style>
    <style:style style:name="P12" style:family="paragraph" style:parent-style-name="Standard">
      <style:text-properties fo:color="#006600" style:font-name="Liberation Serif1" fo:font-size="12pt" officeooo:rsid="000dbf99" officeooo:paragraph-rsid="000dbf99" style:font-size-asian="12pt" style:font-size-complex="12pt"/>
    </style:style>
    <style:style style:name="P13" style:family="paragraph" style:parent-style-name="Standard">
      <style:text-properties style:font-name="sans-serif" fo:font-size="18pt" officeooo:rsid="000dbf99" officeooo:paragraph-rsid="000dbf99" style:font-size-asian="10.5pt" style:font-size-complex="12pt"/>
    </style:style>
    <style:style style:name="P14" style:family="paragraph" style:parent-style-name="Standard">
      <style:text-properties officeooo:rsid="000dbf99" officeooo:paragraph-rsid="000f2363"/>
    </style:style>
    <style:style style:name="T1" style:family="text">
      <style:text-properties officeooo:rsid="000dbf9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Y-METEO</text:p>
      <text:p text:style-name="P6"/>
      <text:p text:style-name="P8"/>
      <text:p text:style-name="P8"/>
      <text:p text:style-name="P8"/>
      <text:p text:style-name="P7"/>
      <text:p text:style-name="P3"/>
      <text:p text:style-name="P10">Prérequis </text:p>
      <text:p text:style-name="P4">Notre projet CY-METEO permet de traiter un fichier de données météorologiques dans le but d’afficher des graphiques. </text:p>
      <text:p text:style-name="P4">CY-METEO permet de traiter et de filtrer le fichier entré afin d’afficher des graphiques en fonction des précipitations, des températures, de l’humidité, de la vitesse et l’orientation des vents, mais aussi en fonction du lieu et de la période donnée. </text:p>
      <text:p text:style-name="P5">Le langage C permet de trier les lignes du fichier de données fourni à l’aide de différentes méthodes : un AVL, un ABR, une liste chainée. </text:p>
      <text:p text:style-name="P5">Le script Shell permet de filtrer les données en fonction des demandes de l’utilisateur, de créer un fichier avec ces données, puis d’appeller le programme C qui va trier le fichier. Ce processus va permettre de créer et d’afficher les graphiques demandés. </text:p>
      <text:p text:style-name="P5"/>
      <text:p text:style-name="P10">Installation </text:p>
      <text:p text:style-name="P8">- instructions pour compiler</text:p>
      <text:p text:style-name="P10">Utilisation </text:p>
      <text:p text:style-name="P8">- comment utiliser notre application</text:p>
      <text:p text:style-name="P1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bf99" officeooo:paragraph-rsid="000dbf9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GICQUEL Lili-Rose et FARRIS Théo <text:tab/><text:tab/>PreIng2 MI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02T15:14:40.525404083</meta:creation-date>
    <dc:date>2023-02-03T10:30:29.341136115</dc:date>
    <meta:editing-duration>PT34M22S</meta:editing-duration>
    <meta:editing-cycles>2</meta:editing-cycles>
    <meta:generator>LibreOffice/5.2.7.2$Linux_X86_64 LibreOffice_project/20m0$Build-2</meta:generator>
    <meta:document-statistic meta:table-count="0" meta:image-count="0" meta:object-count="0" meta:page-count="1" meta:paragraph-count="11" meta:word-count="145" meta:character-count="918" meta:non-whitespace-character-count="775"/>
  </office:meta>
</office:document-meta>
</file>